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108.91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text:span text:style-name="T1"> (absolute)</text:span>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&lt;address&gt;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 office:value-type="string" calcext:value-type="string">
            <text:p>jump to immB, rd = pc+4</text:p>
          </table:table-cell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 office:value-type="string" calcext:value-type="string">
            <text:p>jump to rs1, rd = pc+2</text:p>
          </table:table-cell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text:span text:style-name="T1"> (PC-relative)</text:span>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if rs1 =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if rs1 !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gt;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lt;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[rs1]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</text:p>
          </table:table-cell>
          <table:table-cell office:value-type="string" calcext:value-type="string">
            <text:p>rd &lt;= dmem[rs1] 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[rs1], offset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1, [rs2]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dmem[rs2] &lt;= rs1</text:p>
          </table:table-cell>
        </table:table-row>
        <table:table-row table:style-name="ro1">
          <table:table-cell table:number-columns-repeated="2"/>
          <table:table-cell table:style-name="ce11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1, [rs2]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&lt;value&gt;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&lt;value&gt;</text:p>
          </table:table-cell>
          <table:table-cell table:style-name="ce12" office:value-type="string" calcext:value-type="string" table:number-columns-spanned="4" table:number-rows-spanned="1">
            <text:p>immA[3:0]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immA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*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</text:p>
          </table:table-cell>
          <table:table-cell office:value-type="string" calcext:value-type="string">
            <text:p>inc rd, &lt;value&gt;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rd +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 LSBs</text:p>
          </table:table-cell>
          <table:table-cell office:value-type="string" calcext:value-type="string">
            <text:p>incl rd, &lt;value&gt;</text:p>
          </table:table-cell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rd + immA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style-name="ce11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1"/>
          <table:covered-table-cell table:number-columns-repeated="3" table:style-name="ce42"/>
          <table:covered-table-cell table:style-name="ce11"/>
          <table:covered-table-cell table:number-columns-repeated="3"/>
          <table:covered-table-cell table:style-name="ce11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style-name="ce11"/>
          <table:table-cell table:number-columns-repeated="3"/>
          <table:table-cell table:style-name="ce11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3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23:41:30.701058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20-01-03T00:33:44.934763099</dc:date>
    <meta:editing-duration>PT16H25M14S</meta:editing-duration>
    <meta:editing-cycles>111</meta:editing-cycles>
    <meta:generator>LibreOffice/6.3.3.2$Linux_X86_64 LibreOffice_project/30$Build-2</meta:generator>
    <meta:document-statistic meta:table-count="1" meta:cell-count="370" meta:object-count="0"/>
  </office:meta>
</office:document-meta>
</file>